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officeooo:rsid="00074014" officeooo:paragraph-rsid="00074014"/>
    </style:style>
    <style:style style:name="P3" style:family="paragraph" style:parent-style-name="Standard">
      <style:text-properties officeooo:paragraph-rsid="0008e1e1" fo:background-color="transparent"/>
    </style:style>
    <style:style style:name="P4" style:family="paragraph" style:parent-style-name="Standard">
      <style:text-properties officeooo:rsid="000d7926" officeooo:paragraph-rsid="000d7926"/>
    </style:style>
    <style:style style:name="P5" style:family="paragraph" style:parent-style-name="Standard">
      <style:text-properties officeooo:rsid="000f625f" officeooo:paragraph-rsid="000f625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fo:background-color="#ffff00" style:font-weight-asian="bold" style:font-weight-complex="bold"/>
    </style:style>
    <style:style style:name="P8" style:family="paragraph" style:parent-style-name="Standard">
      <style:text-properties officeooo:paragraph-rsid="001ced40"/>
    </style:style>
    <style:style style:name="P9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P10" style:family="paragraph" style:parent-style-name="Standard">
      <style:text-properties fo:color="#c9211e" loext:opacity="100%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0622e7"/>
    </style:style>
    <style:style style:name="T2" style:family="text">
      <style:text-properties officeooo:rsid="0007401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8e1e1"/>
    </style:style>
    <style:style style:name="T5" style:family="text">
      <style:text-properties officeooo:rsid="000bd92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62fa0"/>
    </style:style>
    <style:style style:name="T8" style:family="text">
      <style:text-properties officeooo:rsid="001873a0"/>
    </style:style>
    <style:style style:name="T9" style:family="text">
      <style:text-properties officeooo:rsid="001a130d"/>
    </style:style>
    <style:style style:name="T10" style:family="text">
      <style:text-properties officeooo:rsid="001ced40"/>
    </style:style>
    <style:style style:name="T11" style:family="text">
      <style:text-properties officeooo:rsid="001cf33e"/>
    </style:style>
    <style:style style:name="T12" style:family="text">
      <style:text-properties officeooo:rsid="001de98b"/>
    </style:style>
    <style:style style:name="T13" style:family="text">
      <style:text-properties officeooo:rsid="001e36b3"/>
    </style:style>
    <style:style style:name="T14" style:family="text">
      <style:text-properties officeooo:rsid="001fcd6d"/>
    </style:style>
    <style:style style:name="T15" style:family="text">
      <style:text-properties officeooo:rsid="0021aed7"/>
    </style:style>
    <style:style style:name="T16" style:family="text">
      <style:text-properties fo:color="#c9211e" loext:opacity="100%"/>
    </style:style>
    <style:style style:name="T17" style:family="text">
      <style:text-properties officeooo:rsid="0024b8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by geanclm in 01/05/2022 - Cognizant Cloud Data Engineer</text:p>
      <text:p text:style-name="Standard">---</text:p>
      <text:p text:style-name="Standard">by geanclm in 25/09/2022 - Geração Tech Unimed-BH - Ciência de Dados</text:p>
      <text:p text:style-name="Standard">---</text:p>
      <text:p text:style-name="Standard">Pensamento computacional</text:p>
      <text:p text:style-name="Standard">- pode ser aplicado na escrita, leitura e matemática</text:p>
      <text:p text:style-name="Standard"/>
      <text:p text:style-name="Standard">- PILARES</text:p>
      <text:p text:style-name="Standard"><text:tab/>- decomposição</text:p>
      <text:p text:style-name="Standard"><text:tab/>- reconhecimento de padrões</text:p>
      <text:p text:style-name="Standard"><text:tab/>- abstração</text:p>
      <text:p text:style-name="Standard"><text:tab/>- design de algorítmos</text:p>
      <text:p text:style-name="Standard"><text:tab/><text:tab/>-&gt; refinamento -&gt; teste -&gt; análise -&gt;</text:p>
      <text:p text:style-name="Standard"/>
      <text:p text:style-name="Standard">- COMPETÊNCIAS:</text:p>
      <text:p text:style-name="Standard"><text:tab/>- pensamento sistemático</text:p>
      <text:p text:style-name="Standard"><text:tab/>- colaboração dentro da equipe</text:p>
      <text:p text:style-name="Standard"><text:tab/>- criatividade e design</text:p>
      <text:p text:style-name="Standard"><text:tab/>- facilitador</text:p>
      <text:p text:style-name="Standard"/>
      <text:p text:style-name="Standard">- HABILIDADES</text:p>
      <text:p text:style-name="Standard"><text:tab/>- raciocínio lógico [indução, dedução, abdução]</text:p>
      <text:p text:style-name="Standard"><text:tab/><text:tab/>INFERÊNCIA <text:tab/>---&gt; SINTÉTICA</text:p>
      <text:p text:style-name="Standard"><text:tab/><text:tab/><text:tab/><text:tab/><text:tab/>ABDUÇÃO</text:p>
      <text:p text:style-name="Standard"><text:tab/><text:tab/><text:tab/><text:tab/><text:tab/>INDUÇÃO</text:p>
      <text:p text:style-name="Standard"><text:tab/><text:tab/><text:tab/><text:tab/>---&gt; ANALÍTICA</text:p>
      <text:p text:style-name="Standard"><text:tab/><text:tab/><text:tab/><text:tab/><text:tab/>DEDUÇÃO</text:p>
      <text:p text:style-name="Standard"/>
      <text:p text:style-name="Standard"/>
      <text:p text:style-name="Standard"><text:tab/>- aperfeiçoamento</text:p>
      <text:p text:style-name="Standard"><text:tab/><text:tab/>solução eficiente, otimizar processos,</text:p>
      <text:p text:style-name="Standard"><text:tab/><text:tab/>simplificar código, funções bem definidas</text:p>
      <text:p text:style-name="Standard"><text:tab/><text:tab/>Vantagens: maior compreensão, mais eficiência,</text:p>
      <text:p text:style-name="Standard"><text:tab/><text:tab/>menos tempo, menos armazenamen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------------</text:p>
      <text:p text:style-name="P1">DECOMPOSIÇÃO</text:p>
      <text:p text:style-name="Standard">------------</text:p>
      <text:p text:style-name="Standard"><text:tab/>“<text:span text:style-name="T1">Dado um problema devemos quebrá-lo em problemas menores. Portanto, problemas mais fáceis e gerenciáveis”</text:span></text:p>
      <text:p text:style-name="Standard"/>
      <text:p text:style-name="Standard"><text:tab/>- quebrar o problema em diferentes partes</text:p>
      <text:p text:style-name="Standard"><text:tab/>- análise</text:p>
      <text:p text:style-name="Standard"><text:tab/>- síntese</text:p>
      <text:p text:style-name="Standard"><text:tab/>- estratégia [sequêncial, paralelo]</text:p>
      <text:p text:style-name="Standard"><text:tab/>- como decompor?</text:p>
      <text:p text:style-name="Standard"><text:tab/><text:tab/>- problema principal em segundo plano e estudo das partes</text:p>
      <text:p text:style-name="Standard"><text:tab/><text:tab/>- coletar dados</text:p>
      <text:p text:style-name="Standard"><text:tab/><text:tab/>- <text:span text:style-name="T3">exemplo: o processo de cozinhar</text:span></text:p>
      <text:p text:style-name="Standard"><text:tab/><text:tab/><text:tab/><text:span text:style-name="T2">identificar os ingredientes</text:span></text:p>
      <text:p text:style-name="Standard"><text:tab/><text:tab/><text:tab/><text:span text:style-name="T2">determinar as etapas</text:span></text:p>
      <text:p text:style-name="Standard"><text:tab/><text:tab/><text:tab/><text:span text:style-name="T2">executar cada etapa</text:span></text:p>
      <text:p text:style-name="Standard"><text:tab/><text:tab/><text:tab/><text:span text:style-name="T2">agregar os ingredientes</text:span></text:p>
      <text:p text:style-name="Standard"/>
      <text:p text:style-name="Standard"><text:tab/><text:tab/>- <text:span text:style-name="T3">exemplo: o funcionamento completo da bicicleta</text:span></text:p>
      <text:p text:style-name="Standard"><text:tab/><text:tab/>- <text:span text:style-name="T3">exemplo: criar um app</text:span></text:p>
      <text:p text:style-name="Standard"><text:tab/><text:tab/>- <text:span text:style-name="T3">exemplo: artigo</text:span></text:p>
      <text:p text:style-name="Standard"><text:tab/><text:tab/>- <text:span text:style-name="T3">exemplo: movimentos de um avatar (EAP com as ações)</text:span></text:p>
      <text:p text:style-name="P3"><text:tab/><text:tab/><text:tab/><text:span text:style-name="T4">ações <text:tab/>-&gt; padrão [virar, mover]</text:span></text:p>
      <text:p text:style-name="P3"><text:tab/><text:tab/><text:tab/><text:tab/>-&gt; <text:span text:style-name="T4">movimento [andar, correr, pular. sentar, levantar]</text:span><text:tab/></text:p>
      <text:p text:style-name="Standard"/>
      <text:p text:style-name="Standard">------------------------</text:p>
      <text:p text:style-name="P1">RECONHECIMENTO DE PADRÃO</text:p>
      <text:p text:style-name="Standard">------------------------</text:p>
      <text:p text:style-name="P4">Por que determinar padrões?</text:p>
      <text:p text:style-name="P4"><text:tab/>Objetivo de obter resolução para problemas diferentes</text:p>
      <text:p text:style-name="P5">Como o computador consegue reconhecer padrões? Por comparação.</text:p>
      <text:p text:style-name="Standard"><text:tab/>- modelo base</text:p>
      <text:p text:style-name="Standard"><text:tab/>- estrutura invariante</text:p>
      <text:p text:style-name="Standard"><text:tab/>- repetição</text:p>
      <text:p text:style-name="Standard"><text:tab/>- compressão de dados</text:p>
      <text:p text:style-name="Standard"><text:tab/><text:tab/><text:span text:style-name="T5">|3|2|1|2|1|</text:span></text:p>
      <text:p text:style-name="Standard"/>
      <text:p text:style-name="Standard"><text:tab/>PADRÕES:</text:p>
      <text:p text:style-name="Standard"><text:tab/><text:tab/>- representação de atributos</text:p>
      <text:p text:style-name="Standard"><text:tab/><text:tab/>- aprendizado - conceito associado ao objeto</text:p>
      <text:p text:style-name="Standard"><text:tab/><text:tab/>- armazenar dados</text:p>
      <text:p text:style-name="Standard"><text:tab/><text:tab/>- regras de decisão</text:p>
      <text:p text:style-name="Standard">- <text:span text:style-name="T6">classificação de dados</text:span></text:p>
      <text:p text:style-name="Standard">- reconhecimento de imagem</text:p>
      <text:p text:style-name="Standard">- reconhecimento de fala</text:p>
      <text:p text:style-name="Standard">- análise de cenas</text:p>
      <text:p text:style-name="Standard">- classificação de documentos</text:p>
      <text:p text:style-name="Standard">- machine learning</text:p>
      <text:p text:style-name="Standard">- redes neurais</text:p>
      <text:p text:style-name="Standard">- inteligência artificial</text:p>
      <text:p text:style-name="Standard">- ciência de dados</text:p>
      <text:p text:style-name="Standard"><text:soft-page-break/>----------</text:p>
      <text:p text:style-name="P1">ABSTRAÇÃO</text:p>
      <text:p text:style-name="Standard">----------</text:p>
      <text:p text:style-name="Standard"><text:tab/>- generalizar</text:p>
      <text:p text:style-name="Standard"/>
      <text:p text:style-name="Standard"><text:tab/>- como classificar os dados?</text:p>
      <text:p text:style-name="Standard"><text:tab/><text:tab/>- caraceterísticas</text:p>
      <text:p text:style-name="Standard"><text:tab/><text:tab/>- pontos essenciais</text:p>
      <text:p text:style-name="Standard"/>
      <text:p text:style-name="Standard"><text:tab/>- <text:span text:style-name="T7">representação de dados</text:span></text:p>
      <text:p text:style-name="Standard"><text:tab/><text:tab/>- <text:span text:style-name="T7">pontos essenciais (características)</text:span></text:p>
      <text:p text:style-name="Standard"><text:tab/><text:tab/>- <text:span text:style-name="T7">detalhes</text:span><text:tab/></text:p>
      <text:p text:style-name="Standard"/>
      <text:p text:style-name="Standard"><text:tab/>- algorítimos:</text:p>
      <text:p text:style-name="Standard"><text:tab/><text:tab/>- merge sort</text:p>
      <text:p text:style-name="Standard"><text:tab/><text:tab/>- clusteting</text:p>
      <text:p text:style-name="Standard"><text:tab/><text:tab/>- busca binária</text:p>
      <text:p text:style-name="Standard"/>
      <text:p text:style-name="Standard"><text:tab/>- estrutuas de dados</text:p>
      <text:p text:style-name="Standard"><text:tab/><text:tab/>- lista</text:p>
      <text:p text:style-name="Standard"><text:tab/><text:tab/>- árvore</text:p>
      <text:p text:style-name="Standard"><text:tab/><text:tab/>- grafos</text:p>
      <text:p text:style-name="Standard"/>
      <text:p text:style-name="Standard"><text:tab/>linguagem de programação</text:p>
      <text:p text:style-name="Standard"><text:tab/><text:tab/>- python</text:p>
      <text:p text:style-name="Standard"/>
      <text:p text:style-name="Standard"><text:tab/>ambiente de redes de computadores</text:p>
      <text:p text:style-name="Standard"><text:tab/><text:tab/>- comunicação broadcast</text:p>
      <text:p text:style-name="Standard"><text:tab/><text:tab/>- síncrona</text:p>
      <text:p text:style-name="Standard"/>
      <text:p text:style-name="Standard"><text:tab/>arquiteturas:</text:p>
      <text:p text:style-name="Standard"><text:tab/><text:tab/>camadas TCP/IP</text:p>
      <text:p text:style-name="Standard"><text:tab/><text:tab/>rede tipo estrela</text:p>
      <text:p text:style-name="Standard"/>
      <text:p text:style-name="Standard">Exemplo: por onde começar a limpar um terreno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</text:p>
      <text:p text:style-name="P7">ALGORÍTMO</text:p>
      <text:p text:style-name="Standard">---------</text:p>
      <text:p text:style-name="Standard"><text:tab/>- <text:span text:style-name="T9">step by step</text:span></text:p>
      <text:p text:style-name="Standard"><text:tab/>- <text:span text:style-name="T8">instruções detalhadas</text:span></text:p>
      <text:p text:style-name="Standard"><text:tab/>- sequência de passos com um objetivo definido</text:p>
      <text:p text:style-name="Standard"><text:tab/>- execução de tarefas específicas</text:p>
      <text:p text:style-name="Standard"><text:tab/>- conjunto de operações que resultam em um sucessão de finitas de ações</text:p>
      <text:p text:style-name="Standard"/>
      <text:p text:style-name="P8"><text:tab/>Ex<text:span text:style-name="T10">e</text:span>mplo: <text:tab/>preparar um sanduíche,</text:p>
      <text:p text:style-name="P8"><text:tab/><text:tab/>trocar uma lâmpada,</text:p>
      <text:p text:style-name="P8"><text:tab/><text:tab/>trajeto ao trabalho,</text:p>
      <text:p text:style-name="P8"><text:tab/><text:tab/>receita de bolo</text:p>
      <text:p text:style-name="Standard"/>
      <text:p text:style-name="Standard"/>
      <text:p text:style-name="Standard">Passos da construção do algorítmo:</text:p>
      <text:p text:style-name="Standard"><text:tab/>1 - compreensão do problema</text:p>
      <text:p text:style-name="Standard"><text:tab/>2 - definição dos dados</text:p>
      <text:p text:style-name="Standard"><text:tab/>3 - definir processamento</text:p>
      <text:p text:style-name="Standard"><text:tab/>4 - definir dados de saída</text:p>
      <text:p text:style-name="Standard"><text:tab/>5 - utilizar um método de construção</text:p>
      <text:p text:style-name="Standard"><text:tab/>6 - teste e diagnóstico</text:p>
      <text:p text:style-name="Standard"/>
      <text:p text:style-name="Standard"/>
      <text:p text:style-name="Standard"><text:tab/>NARRATIVA</text:p>
      <text:p text:style-name="Standard"><text:tab/><text:tab/>utilização da linguagem natural</text:p>
      <text:p text:style-name="Standard"><text:tab/>FLUXOGRAMA</text:p>
      <text:p text:style-name="Standard"><text:tab/><text:tab/>conhecimento prévido da estrutura de símbolos</text:p>
      <text:p text:style-name="Standard"><text:tab/>PSEUDOCÓDIGO</text:p>
      <text:p text:style-name="Standard"><text:tab/><text:tab/>portugol, passos a serem seguidos</text:p>
      <text:p text:style-name="Standard"/>
      <text:p text:style-name="Standard"/>
      <text:p text:style-name="Standard">----------------</text:p>
      <text:p text:style-name="P9">ESTUDO DE CASO 1</text:p>
      <text:p text:style-name="P6"><text:tab/>uma pessoa perdid<text:span text:style-name="T11">o</text:span> na floresta</text:p>
      <text:p text:style-name="P11"><text:tab/><text:tab/><text:span text:style-name="T12">como resolver a situação para garantir a sobrevivência?</text:span></text:p>
      <text:p text:style-name="Standard"><text:tab/><text:tab/>sobrevivência: água, comida, abrigo, mapa, resgate</text:p>
      <text:p text:style-name="Standard"><text:tab/><text:tab/>elemento essencial: fogo <text:span text:style-name="T13">(se repete em vários momentos da necessidade)</text:span></text:p>
      <text:p text:style-name="Standard"><text:tab/>decomposição</text:p>
      <text:p text:style-name="Standard"><text:tab/>reconhecimento de padrões</text:p>
      <text:p text:style-name="Standard"><text:tab/>abstração</text:p>
      <text:p text:style-name="Standard">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</text:p>
      <text:p text:style-name="P9">ESTUDO DE CASO 2</text:p>
      <text:p text:style-name="Standard"><text:tab/>soma de n números entre 1 e 200</text:p>
      <text:p text:style-name="Standard"><text:tab/><text:tab/>qual a solução mais eficiente</text:p>
      <text:p text:style-name="Standard"><text:tab/><text:tab/><text:tab/>200 + 1 = 201</text:p>
      <text:p text:style-name="Standard"><text:tab/><text:tab/><text:tab/>199 + 2 - 201</text:p>
      <text:p text:style-name="Standard"><text:tab/><text:tab/><text:tab/>198 + 3 = 201</text:p>
      <text:p text:style-name="Standard"/>
      <text:p text:style-name="Standard"><text:tab/><text:tab/><text:tab/>201 <text:span text:style-name="T14">x</text:span> 100 = 20100</text:p>
      <text:p text:style-name="Standard"/>
      <text:p text:style-name="Standard"><text:tab/><text:tab/><text:tab/>(y-1) + (x+1) = resultado parcial</text:p>
      <text:p text:style-name="Standard"/>
      <text:p text:style-name="Standard"><text:tab/><text:tab/><text:tab/>Passo: [(a1+an)*n]/2 <text:span text:style-name="T15">= resultado final</text:span></text:p>
      <text:p text:style-name="Standard">----------------</text:p>
      <text:p text:style-name="Standard"/>
      <text:p text:style-name="Standard"/>
      <text:p text:style-name="Standard"/>
      <text:p text:style-name="Standard">----------------</text:p>
      <text:p text:style-name="P9">ESTUDO DE CASO 3</text:p>
      <text:p text:style-name="Standard"><text:tab/>Adivinhe um número</text:p>
      <text:p text:style-name="Standard"><text:tab/><text:tab/>o número é 1?</text:p>
      <text:p text:style-name="Standard"><text:tab/><text:tab/>o número é 2?</text:p>
      <text:p text:style-name="Standard"><text:tab/><text:tab/>o número é 3?</text:p>
      <text:p text:style-name="Standard"><text:tab/><text:tab/><text:tab/>NÃO É EFICIENTE!</text:p>
      <text:p text:style-name="Standard"/>
      <text:p text:style-name="P6"><text:tab/><text:span text:style-name="T17">Perguntas inteligentes para encntrar a solução:</text:span></text:p>
      <text:p text:style-name="Standard"><text:tab/><text:tab/><text:span text:style-name="T16">o número é par?</text:span></text:p>
      <text:p text:style-name="P10"><text:tab/><text:tab/>o número é maior que 20?</text:p>
      <text:p text:style-name="P10"><text:tab/><text:tab/><text:span text:style-name="T17">o número é primo?</text:span></text:p>
      <text:p text:style-name="Standard">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----------------</text:p>
      <text:p text:style-name="P9">ESTUDO DE CASO 4</text:p>
      <text:p text:style-name="Standard"><text:tab/>busca binária</text:p>
      <text:p text:style-name="Standard"><text:tab/><text:tab/>busca mais eficiente</text:p>
      <text:p text:style-name="Standard"/>
      <text:p text:style-name="Standard">passo 1 - ordenar o vetor</text:p>
      <text:p text:style-name="Standard">passo 2 - módulo de l/2</text:p>
      <text:p text:style-name="Standard">passo 3<text:tab/>- acessar a estrutura</text:p>
      <text:p text:style-name="Standard">passo 4<text:tab/>- comparar valores</text:p>
      <text:p text:style-name="Standard">passo 5<text:tab/>- repita até encontrar o número</text:p>
      <text:p text:style-name="Standard">passo 6<text:tab/>- imprima 'busca bem sucedida'</text:p>
      <text:p text:style-name="Standard">----------------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10:00:15.323000000</dc:date>
    <meta:editing-duration>PT1H56M21S</meta:editing-duration>
    <meta:editing-cycles>24</meta:editing-cycles>
    <meta:generator>LibreOffice/7.3.6.2$Windows_X86_64 LibreOffice_project/c28ca90fd6e1a19e189fc16c05f8f8924961e12e</meta:generator>
    <meta:document-statistic meta:table-count="0" meta:image-count="0" meta:object-count="0" meta:page-count="5" meta:paragraph-count="172" meta:word-count="662" meta:character-count="4332" meta:non-whitespace-character-count="3626"/>
  </office:meta>
</office:document-meta>
</file>